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etGRAD</text:p>
          </table:table-cell>
          <table:table-cell office:value-type="string">
            <text:p>Group size</text:p>
          </table:table-cell>
          <table:table-cell office:value-type="string">
            <text:p>standard mean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294">
            <text:p>0.0294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225">
            <text:p>0.0225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223">
            <text:p>0.022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0.0221">
            <text:p>0.0221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211">
            <text:p>0.0211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192">
            <text:p>0.019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0.0189">
            <text:p>0.0189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0.0176">
            <text:p>0.017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176">
            <text:p>0.0176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175">
            <text:p>0.01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.0169">
            <text:p>0.016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.0169">
            <text:p>0.0169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.0163">
            <text:p>0.0163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.0162">
            <text:p>0.016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0.0163">
            <text:p>0.016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Average Std.</text:p>
          </table:table-cell>
          <table:table-cell table:style-name="ce1" table:formula="of:=SUM([.C2:.C21])/20" office:value-type="float" office:value="0.019575">
            <text:p>0.0195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1">10/11/2025</text:date>, <text:time>09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 Yates</meta:initial-creator>
    <meta:creation-date>2025-10-11T07:57:53.23</meta:creation-date>
    <dc:date>2025-10-11T09:52:17.79</dc:date>
    <dc:creator>Don  Yates</dc:creator>
    <meta:editing-duration>PT1H54M24S</meta:editing-duration>
    <meta:editing-cycles>2</meta:editing-cycles>
    <meta:generator>OpenOffice/4.1.15$Win32 OpenOffice.org_project/4115m2$Build-9813</meta:generator>
    <meta:document-statistic meta:table-count="3" meta:cell-count="45" meta:object-count="0"/>
  </office:meta>
</office:document-meta>
</file>